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3" svg:font-family="'Liberation Serif'" style:font-family-generic="roman"/>
    <style:font-face style:name="FreeSans1" svg:font-family="FreeSans" style:font-family-generic="swiss"/>
    <style:font-face style:name="Lohit Hindi" svg:font-family="'Lohit Hindi', 'Times New 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uthor_20_Affliation">
      <style:text-properties fo:language="fr" fo:country="FR" officeooo:rsid="058acec5" officeooo:paragraph-rsid="07b69167"/>
    </style:style>
    <style:style style:name="P2" style:family="paragraph" style:parent-style-name="Author_20_Affliation">
      <style:text-properties officeooo:paragraph-rsid="07b69167"/>
    </style:style>
    <style:style style:name="P3" style:family="paragraph" style:parent-style-name="Standard">
      <style:text-properties officeooo:paragraph-rsid="096176b8"/>
    </style:style>
    <style:style style:name="P4" style:family="paragraph" style:parent-style-name="Standard">
      <style:text-properties style:font-name="Liberation Serif3" officeooo:rsid="01ce2acb" officeooo:paragraph-rsid="090efc8f" fo:background-color="#ffff00"/>
    </style:style>
    <style:style style:name="P5" style:family="paragraph" style:parent-style-name="FirstParagraph">
      <style:text-properties officeooo:paragraph-rsid="0964ee52"/>
    </style:style>
    <style:style style:name="P6" style:family="paragraph" style:parent-style-name="Author_20_Names">
      <style:text-properties officeooo:paragraph-rsid="0994176c"/>
    </style:style>
    <style:style style:name="P7" style:family="paragraph" style:parent-style-name="Heading_20_1">
      <style:text-properties officeooo:rsid="03b05da3" officeooo:paragraph-rsid="03b05da3"/>
    </style:style>
    <style:style style:name="P8" style:family="paragraph" style:parent-style-name="Heading_20_1">
      <style:text-properties officeooo:paragraph-rsid="0912eb2f"/>
    </style:style>
    <style:style style:name="P9" style:family="paragraph" style:parent-style-name="Heading_20_1">
      <style:text-properties officeooo:rsid="0936dd76" officeooo:paragraph-rsid="0936dd76"/>
    </style:style>
    <style:style style:name="P10" style:family="paragraph" style:parent-style-name="Heading_20_1">
      <style:text-properties officeooo:rsid="0937b63f" officeooo:paragraph-rsid="0937b63f"/>
    </style:style>
    <style:style style:name="T1" style:family="text">
      <style:text-properties style:text-position="super 58%"/>
    </style:style>
    <style:style style:name="T2" style:family="text">
      <style:text-properties style:text-position="super 58%" fo:language="fr" fo:country="FR"/>
    </style:style>
    <style:style style:name="T3" style:family="text">
      <style:text-properties fo:language="fr" fo:country="FR"/>
    </style:style>
    <style:style style:name="T4" style:family="text">
      <style:text-properties fo:language="fr" fo:country="FR" officeooo:rsid="01d2d768"/>
    </style:style>
    <style:style style:name="T5" style:family="text">
      <style:text-properties fo:language="fr" fo:country="FR" officeooo:rsid="097ab96c"/>
    </style:style>
    <style:style style:name="T6" style:family="text">
      <style:text-properties fo:language="fr" fo:country="FR" officeooo:rsid="0994176c"/>
    </style:style>
    <style:style style:name="T7" style:family="text">
      <style:text-properties officeooo:rsid="000ed30a"/>
    </style:style>
    <style:style style:name="T8" style:family="text">
      <style:text-properties officeooo:rsid="095b9fe8"/>
    </style:style>
    <style:style style:name="T9" style:family="text">
      <style:text-properties style:font-name="Liberation Serif3" officeooo:rsid="01ce2acb"/>
    </style:style>
    <style:style style:name="T10" style:family="text">
      <style:text-properties officeooo:rsid="09637473"/>
    </style:style>
    <style:style style:name="T11" style:family="text">
      <style:text-properties officeooo:rsid="09876fbb"/>
    </style:style>
    <style:style style:name="T12" style:family="text">
      <style:text-properties officeooo:rsid="0937b6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Équation"/>
      </text:sequence-decls>
      <text:h text:style-name="Heading_20_2" text:outline-level="2">Meteorological Data</text:h>
      <text:p text:style-name="P3">Using regression-based methods, Kemp et al. (1983) found that the mean absolute error associated with minimum temperatures was reduced by 50% when compared with within-station methods. Additional investigations</text:p>
      <text:p text:style-name="Standard"><text:span text:style-name="T9">pe</text:span>rformed by the Northeast Regional Climate Center (DeGaetano et al. 1993) have shown that regression regression- based methods of data estimation tend to be more accurate than within-station methods.</text:p>
      <text:p text:style-name="FirstParagraph">For that purpose, a large number of methods have been developed over the years with varying level of complexity. There is therefore a need for a tool that can fetch, manipulate and fill missing data automatically from the raw data of the government of canada. Such a tool could prove usefull for various research and application study in hydrogeology.</text:p>
      <text:p text:style-name="Standard">En résumé, ma méthode fait d'abord un tri de proximité en sélectionnant les 10 stations voisines les plus près de la station cible. Pour chacune des variables à traiter (Tmax, Tmin, Tmean, Rain, Snow), les stations sont classées en ordre décroissant de coefficient de corrélation linéaire avec la station cible et les stations ayant une corrélation mauvaise sont rejetées. Ensuite, pour une donnée manquante au temps t, un modèle de régression linéaire est d'abord construit avec LA meilleure station voisine,X1, dont la donnée est disponible au temps t. Ensuite, pour l'ensemble des couples (Y X1) sur la plage de temps où nous avons des données (2000 - 2012), des valeurs estimées de Y, Yp, sont calculées et une RMSE est compilée entre Y et Yp. Cela nous donne un indice du pouvoir de prédiction de Y de notre modèle. Ensuite, le processus est refait avec deux stations voisines. Si la RMSE s'est améliorée, on refait avec 3 stations et ainsi de suite jusqu'à obtenir le modèle permettant de prédire Y en minimisant une RMSE.  Ce processus doit être fait pour chacune des valeurs manquantes car d'une fois à l'autre, la combinaison des valeurs disponibles change. Je t'ai joint les informations que j'ai extrait lors du traitement des donnéees pour MARIEVILLE. Tu peux voir que le nombre de stations utilisées pour faire l'estimation varie d'un temps à l'autre et que le nombre de station moyen utilisé est fortement lié à la variable traitée. Il y aurait moyen d'améliorer encore sensiblement la méthode si le besoin était là (par exemple je ne tiens pas compte des variations saisonnières qui peuvent exister au niveau de la corrélation entre les stations).</text:p>
      <text:h text:style-name="P9" text:outline-level="1">Program Use</text:h>
      <text:p text:style-name="P5">A significant amount of meteorological data <text:span text:style-name="T7">are</text:span> made available freely by the Government of Canada for around 8450 stations from 1840 to this day distributed all over Canada [ref. : site du Gouv. Canada.]. However, a large number of these climatological time series suffer from missing values. Sometimes, the missing value can be a block of missing data spanning over days to months. Other times, it can be a single missing data that are randomly distributed throughout the data time series.</text:p>
      <text:p text:style-name="P5">For a given station, data can be downloaded on the website on an annual basis and saved in a .csv format. The aquisition of the data from the website over multiple years, the manipulation of every data file to concatenate the date into a single continuous time series, the identification of missing data and the estimation of values for these missing data is an operation that can become quite cumbersome when executed for multiple station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3" svg:font-family="'Liberation Serif'" style:font-family-generic="roman"/>
    <style:font-face style:name="FreeSans1" svg:font-family="FreeSans" style:font-family-generic="swiss"/>
    <style:font-face style:name="Lohit Hindi" svg:font-family="'Lohit Hindi', 'Times New 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fo:language="en" fo:country="US"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Légende" style:class="text" style:master-page-name="">
      <style:paragraph-properties fo:margin-top="0cm" fo:margin-bottom="0.247cm" loext:contextual-spacing="false" fo:line-height="100%" fo:text-align="justify" style:justify-single-word="false" fo:hyphenation-ladder-count="no-limit" style:page-number="auto"/>
      <style:text-properties fo:language="en" fo:country="US" fo:font-style="normal" style:font-size-asian="10.5pt" fo:hyphenate="true" fo:hyphenation-remain-char-count="3" fo:hyphenation-push-char-count="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5cm" fo:margin-bottom="0.45cm" loext:contextual-spacing="false" style:shadow="none"/>
      <style:text-properties fo:text-transform="capitalize" fo:font-size="130%" fo:font-weight="bold" style:font-size-asian="130%" style:font-weight-asian="bold" style:font-size-complex="130%"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text-transform="capitalize"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ext-properties style:use-window-font-color="true" fo:font-size="14pt" fo:font-style="normal" fo:font-weight="normal" style:font-size-asian="95%" style:font-style-asian="italic" style:font-weight-asian="bold" style:font-size-complex="95%" style:font-style-complex="italic" style:font-weight-complex="normal"/>
    </style:style>
    <style:style style:name="Paragraph-Regular" style:family="paragraph" style:parent-style-name="Standard">
      <style:paragraph-properties fo:margin-left="0cm" fo:margin-right="0cm" fo:margin-top="0cm" fo:margin-bottom="0cm" loext:contextual-spacing="false" fo:line-height="150%" fo:hyphenation-ladder-count="no-limit" fo:text-indent="1.27cm" style:auto-text-indent="false"/>
      <style:text-properties style:font-name="Liberation Serif1" fo:font-family="'Liberation Serif', 'Times New Roman'" style:font-family-generic="roman" style:font-pitch="variable" fo:font-size="12pt" fo:language="en" fo:country="US" style:font-size-asian="12pt" style:font-name-complex="Liberation Serif1" style:font-family-complex="'Liberation Serif', 'Times New Roman'" style:font-family-generic-complex="roman" style:font-pitch-complex="variable" fo:hyphenate="true" fo:hyphenation-remain-char-count="2" fo:hyphenation-push-char-count="2"/>
    </style:style>
    <style:style style:name="Paragraph-First" style:family="paragraph" style:parent-style-name="Standard" style:master-page-name="">
      <style:paragraph-properties fo:line-height="150%" fo:hyphenation-ladder-count="no-limit" style:page-number="auto"/>
      <style:text-properties style:font-name="Times New Roman" fo:font-family="'Times New Roman'" style:font-family-generic="roman" style:font-pitch="variable" fo:font-size="12pt" fo:language="en" fo:country="US" style:font-size-asian="12pt" style:font-name-complex="Liberation Serif1" style:font-family-complex="'Liberation Serif', 'Times New Roman'" style:font-family-generic-complex="roman" style:font-pitch-complex="variable" fo:hyphenate="true" fo:hyphenation-remain-char-count="2" fo:hyphenation-push-char-count="2"/>
    </style:style>
    <style:style style:name="CopyPaste" style:family="paragraph" style:parent-style-name="Text_20_body">
      <style:text-properties fo:color="#c5000b" fo:font-style="italic" officeooo:rsid="035f0441" style:font-style-asian="italic" style:font-style-complex="italic"/>
    </style:style>
    <style:style style:name="Redaction" style:family="paragraph" style:parent-style-name="CopyPaste">
      <style:text-properties fo:color="#004586" officeooo:rsid="03765d6e" style:font-size-asian="10.5pt"/>
    </style:style>
    <style:style style:name="Bibliography_20_1" style:display-name="Bibliography 1" style:family="paragraph" style:parent-style-name="Index" style:class="index" style:master-page-name="">
      <style:paragraph-properties fo:margin-left="1.27cm" fo:margin-right="0cm" fo:margin-top="0cm" fo:margin-bottom="0.199cm" loext:contextual-spacing="false" style:line-height-at-least="0.423cm" fo:keep-together="always" fo:text-indent="-1.27cm" style:auto-text-indent="false" style:page-number="auto">
        <style:tab-stops/>
      </style:paragraph-properties>
    </style:style>
    <style:style style:name="Heading_20_5" style:display-name="Heading 5" style:family="paragraph" style:parent-style-name="Heading" style:class="text">
      <style:text-properties fo:font-size="105%" fo:font-style="normal" fo:font-weight="norm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text-properties fo:font-weight="bold" style:font-size-asian="10.5pt"/>
    </style:style>
    <style:style style:name="Illustration" style:family="paragraph" style:parent-style-name="Caption" style:class="extra" style:master-page-name="">
      <style:paragraph-properties fo:margin-top="0.199cm" fo:margin-bottom="0.199cm" loext:contextual-spacing="false" fo:text-align="center" style:justify-single-word="false" fo:keep-together="always" style:page-number="auto"/>
      <style:text-properties fo:font-size="10pt"/>
    </style:style>
    <style:style style:name="Illustration_20_Index_20_Heading" style:display-name="Illustration Index Heading" style:family="paragraph" style:parent-style-name="Heading" style:class="index"/>
    <style:style style:name="Table_20_Title" style:display-name="Table Title" style:family="paragraph" style:parent-style-name="Illustration" style:master-page-name="">
      <style:paragraph-properties fo:margin-top="0cm" fo:margin-bottom="0.199cm" loext:contextual-spacing="false" style:page-number="auto"/>
    </style:style>
    <style:style style:name="Equations" style:family="paragraph" style:parent-style-name="Paragraph-Regular">
      <style:paragraph-properties fo:margin-left="0cm" fo:margin-right="0cm" fo:margin-top="0.254cm" fo:margin-bottom="0.254cm" loext:contextual-spacing="false" fo:text-align="start" style:justify-single-word="false" fo:hyphenation-ladder-count="no-limit" fo:text-indent="0cm" style:auto-text-indent="false">
        <style:tab-stops>
          <style:tab-stop style:position="17.78cm" style:type="right"/>
        </style:tab-stops>
      </style:paragraph-properties>
      <style:text-properties style:font-name-complex="Arial" style:font-family-complex="Arial" style:font-family-generic-complex="swiss" style:font-pitch-complex="variable" fo:hyphenate="false" fo:hyphenation-remain-char-count="2" fo:hyphenation-push-char-count="2"/>
    </style:style>
    <style:style style:name="Légend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Figure" style:family="paragraph" style:parent-style-name="Légende">
      <style:paragraph-properties fo:margin-top="0cm" fo:margin-bottom="0.61cm" loext:contextual-spacing="false" fo:text-align="center" style:justify-single-word="false"/>
      <style:text-properties fo:font-size="10pt" style:font-size-asian="8pt"/>
    </style:style>
    <style:style style:name="Heading_20_6" style:display-name="Heading 6" style:family="paragraph" style:parent-style-name="Heading_20_1" style:default-outline-level="6" style:class="text">
      <style:paragraph-properties fo:margin-top="0.42cm" fo:margin-bottom="0.499cm" loext:contextual-spacing="false"/>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_20_Contents" style:display-name="List Contents" style:family="paragraph" style:parent-style-name="Standard" style:class="html"/>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ableTitle" style:family="paragraph" style:parent-style-name="Text_20_body_20_indent">
      <style:paragraph-properties fo:margin-left="0cm" fo:margin-right="0cm" fo:margin-top="0.406cm" fo:margin-bottom="0.203cm" loext:contextual-spacing="false" fo:text-align="center" style:justify-single-word="false" fo:text-indent="0cm" style:auto-text-indent="false"/>
      <style:text-properties fo:font-size="12pt" style:font-size-asian="12pt"/>
    </style:style>
    <style:style style:name="Author_20_Names" style:display-name="Author Names" style:family="paragraph" style:parent-style-name="Standard">
      <style:paragraph-properties fo:text-align="start" style:justify-single-word="false" fo:keep-together="always"/>
      <style:text-properties fo:font-size="12pt" style:font-size-asian="10pt"/>
    </style:style>
    <style:style style:name="Author_20_Affliation" style:display-name="Author Affliation" style:family="paragraph" style:parent-style-name="Author_20_Names">
      <style:text-properties fo:font-size="10pt" fo:font-style="italic" style:font-style-asian="italic"/>
    </style:style>
    <style:style style:name="FirstParagraph" style:family="paragraph" style:parent-style-name="Standard" style:master-page-name="">
      <style:paragraph-properties fo:line-height="100%" fo:text-align="justify" style:justify-single-word="false" fo:hyphenation-ladder-count="no-limit" style:page-number="auto"/>
      <style:text-properties style:font-name="Liberation Serif2" fo:font-family="'Liberation Serif'" style:font-style-name="Regular" style:font-family-generic="roman" style:font-pitch="variable" fo:language="en" fo:country="US" officeooo:rsid="0046ba41" fo:hyphenate="true" fo:hyphenation-remain-char-count="2" fo:hyphenation-push-char-count="2"/>
    </style:style>
    <style:style style:name="Marque_20_de_20_commentaire3" style:display-name="Marque de commentaire3" style:family="tex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rque_20_de_20_commentaire" style:display-name="Marque de commentaire" style:family="text">
      <style:text-properties fo:font-size="8pt" style:font-size-asian="8pt" style:font-size-complex="8pt"/>
    </style:style>
    <style:style style:name="Numbering_20_Symbols" style:display-name="Numbering Symbols" style:family="text"/>
    <style:style style:name="Marque_20_de_20_commentaire2" style:display-name="Marque de commentaire2" style:family="text">
      <style:text-properties fo:font-size="8pt" style:font-size-asian="8pt" style:font-size-complex="8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6.969cm" svg:height="1.39cm" text:anchor-type="as-char" svg:x="0cm" svg:y="-0.889cm" fo:margin-left="0.201cm" fo:margin-right="0.201cm" style:vertical-pos="from-top" style:horizontal-pos="from-left" style:horizontal-rel="paragraph-cont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Appendix " style:num-format="A">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3:19:56.615802760</meta:creation-date>
    <meta:generator>LibreOffice/4.4.2.2$Linux_X86_64 LibreOffice_project/40m0$Build-2</meta:generator>
    <dc:date>2015-07-15T12:24:58.932504800</dc:date>
    <meta:editing-duration>P10DT5H26M48S</meta:editing-duration>
    <meta:editing-cycles>2373</meta:editing-cycles>
    <dc:creator>Jean-Sébastien Gosselin</dc:creator>
    <meta:document-statistic meta:table-count="0" meta:image-count="0" meta:object-count="0" meta:page-count="1" meta:paragraph-count="8" meta:word-count="555" meta:character-count="3388" meta:non-whitespace-character-count="2842"/>
    <meta:user-defined meta:name="ZOTERO_PREF_1">&lt;data data-version="3" zotero-version="4.0.23"&gt;&lt;session id="QAcU4XA2"/&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false"/&gt;&lt;pref name="noteType" value="0"/&gt;&lt;/prefs&gt;&lt;/data&gt;</meta:user-defined>
  </office:meta>
</office:document-meta>
</file>